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d5b8" officeooo:paragraph-rsid="000dd5b8"/>
    </style:style>
    <style:style style:name="P2" style:family="paragraph" style:parent-style-name="Standard">
      <style:text-properties officeooo:rsid="000fc228" officeooo:paragraph-rsid="000fc228"/>
    </style:style>
    <style:style style:name="P3" style:family="paragraph" style:parent-style-name="Standard">
      <style:text-properties officeooo:rsid="00116376" officeooo:paragraph-rsid="00116376"/>
    </style:style>
    <style:style style:name="P4" style:family="paragraph" style:parent-style-name="Standard">
      <style:text-properties officeooo:rsid="00134fdb" officeooo:paragraph-rsid="00134fdb"/>
    </style:style>
    <style:style style:name="P5" style:family="paragraph" style:parent-style-name="Standard">
      <style:text-properties officeooo:rsid="0013b170" officeooo:paragraph-rsid="0013b170"/>
    </style:style>
    <style:style style:name="P6" style:family="paragraph" style:parent-style-name="Standard">
      <style:text-properties officeooo:rsid="0014b116" officeooo:paragraph-rsid="0014b116"/>
    </style:style>
    <style:style style:name="P7" style:family="paragraph" style:parent-style-name="Standard">
      <style:text-properties officeooo:rsid="0016445d" officeooo:paragraph-rsid="0016445d"/>
    </style:style>
    <style:style style:name="P8" style:family="paragraph" style:parent-style-name="Standard">
      <style:text-properties officeooo:rsid="0017dd23" officeooo:paragraph-rsid="0017dd23"/>
    </style:style>
    <style:style style:name="P9" style:family="paragraph" style:parent-style-name="Standard">
      <style:text-properties officeooo:paragraph-rsid="001f5dd7"/>
    </style:style>
    <style:style style:name="T1" style:family="text">
      <style:text-properties officeooo:rsid="000c3a1c"/>
    </style:style>
    <style:style style:name="T2" style:family="text">
      <style:text-properties officeooo:rsid="00134fdb"/>
    </style:style>
    <style:style style:name="T3" style:family="text">
      <style:text-properties officeooo:rsid="0014047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Bitbucket token: </text:span>BT6AqDfeqGLsujmyBMVY </text:p>
      <text:p text:style-name="Standard"/>
      <text:p text:style-name="Standard"/>
      <text:p text:style-name="P1">GIT</text:p>
      <text:p text:style-name="P1">git status</text:p>
      <text:p text:style-name="P1">git checkout -f <text:s text:c="3"/>(for all file match last commits)</text:p>
      <text:p text:style-name="P2">git log -p -1 <text:s text:c="8"/>(see commit and -1 show one commit)</text:p>
      <text:p text:style-name="P3">git diff <text:s text:c="16"/>(<text:span text:style-name="T2">this command show difference current work with stage</text:span>)</text:p>
      <text:p text:style-name="P5">git diff –staged <text:s text:c="3"/>(compare with last <text:span text:style-name="T3">commit</text:span>)</text:p>
      <text:p text:style-name="P6"/>
      <text:p text:style-name="P4"/>
      <text:p text:style-name="P4">git add -A <text:s text:c="11"/>(merge current work with staging)</text:p>
      <text:p text:style-name="P7">git rm –cached filename.html <text:s text:c="3"/>(remove file from stage)</text:p>
      <text:p text:style-name="P7"/>
      <text:p text:style-name="P8">git branch <text:s/>mybranch <text:s text:c="2"/>(add new branch)</text:p>
      <text:p text:style-name="P8">git branch <text:s text:c="21"/>(view all branches)</text:p>
      <text:p text:style-name="P8">git checkout mybranch <text:s/>(switch barnch to mybranch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17:27:41.586788907</meta:creation-date>
    <dc:date>2021-12-27T14:22:12.765813855</dc:date>
    <meta:editing-duration>PT16M2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77" meta:character-count="536" meta:non-whitespace-character-count="401"/>
  </office:meta>
</office:document-meta>
</file>